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3e711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bold" officeooo:rsid="0043e711" officeooo:paragraph-rsid="0043e711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44aa9f" officeooo:paragraph-rsid="0044aa9f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2e25" style:font-weight-asian="normal" style:font-weight-complex="normal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Titulo" style:master-page-name="Standard">
      <style:paragraph-properties style:page-number="auto"/>
      <style:text-properties officeooo:paragraph-rsid="00395921"/>
    </style:style>
    <style:style style:name="P24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fo:color="#999966" officeooo:rsid="00464785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43e711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464785" style:font-size-asian="24pt" style:font-weight-asian="bold" style:font-size-complex="24pt" style:font-weight-complex="bold"/>
    </style:style>
    <style:style style:name="T15" style:family="text">
      <style:text-properties officeooo:rsid="003bef7a"/>
    </style:style>
    <style:style style:name="T16" style:family="text">
      <style:text-properties officeooo:rsid="0044aa9f"/>
    </style:style>
    <style:style style:name="T17" style:family="text">
      <style:text-properties officeooo:rsid="00461b3c"/>
    </style:style>
    <style:style style:name="T18" style:family="text">
      <style:text-properties officeooo:rsid="0046478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3" text:name="NumeroTema"/>
        <text:user-field-decl office:value-type="string" office:string-value="Cordova y Electron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2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4">UD</text:span><text:span text:style-name="T10"> </text:span><text:span text:style-name="T12">1</text:span><text:span text:style-name="T13">3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Cordova y Electron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7">Sergio García Barea</text:p>
      <text:p text:style-name="P16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9">201<text:span text:style-name="T18">9</text:span>/20<text:span text:style-name="T18">20</text:span></text:p>
      <text:p text:style-name="P18"><text:tab/><text:tab/><text:tab/><text:tab/><text:tab/><text:tab/><text:tab/><text:tab/><text:tab/><text:tab/>Versión:<text:date style:data-style-name="N104" text:date-value="2019-10-14T18:05:11.679503484">191014</text:date>.<text:time style:data-style-name="N105" text:time-value="2019-10-14T18:05:11.679707793">1803</text:time></text:p>
      <text:p text:style-name="P3"><text:soft-page-break/></text:p>
      <text:p text:style-name="P10">Licencia</text:p>
      <text:p text:style-name="Standard"/>
      <text:p text:style-name="P1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4"/>
      <text:p text:style-name="Notas_20_Informativas"><text:span text:style-name="T4"> </text:span>Atención</text:p>
      <text:p text:style-name="P14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Boletín de ejercicios<text:tab/>3</text:p>
        </text:index-body>
      </text:table-of-content>
      <text:p text:style-name="Standard"/>
      <text:p text:style-name="P23">UD<text:user-field-get text:name="NumeroTema">13</text:user-field-get>. <text:user-field-get text:name="Tema">Cordova y Electron</text:user-field-get></text:p>
      <text:h text:style-name="P24" text:outline-level="1">Boletín de ejercicios </text:h>
      <text:p text:style-name="P21"><text:span text:style-name="T4"> </text:span>Estos ejercicios son avanzados y requieren investigación. Comparte en el foro tus dudas y tus avances.</text:p>
      <text:p text:style-name="P11"><text:span text:style-name="T5">1)</text:span> Utiliza el ejemplo de “juego Sokoban” proporcionado y conviértelo en una aplicación para Android usando Cordova.</text:p>
      <text:p text:style-name="P12"/>
      <text:p text:style-name="P11"><text:span text:style-name="T5">1-Ampliación)</text:span> Haz que el juego al ganar <text:span text:style-name="T17">obtenga</text:span> las coordenada<text:span text:style-name="T16">s físicas (usando </text:span><text:s/>donde estás actualmente y las muestre en pantalla. </text:p>
      <text:p text:style-name="P11"><text:span text:style-name="T16">Un ejemplo </text:span><text:a xlink:type="simple" xlink:href="https://github.com/apache/cordova-plugin-geolocation" text:style-name="Internet_20_link" text:visited-style-name="Visited_20_Internet_20_Link">https://github.com/apache/cordova-plugin-geolocation</text:a></text:p>
      <text:p text:style-name="P13">Comparte tus dudas y resultados en el foro.</text:p>
      <text:p text:style-name="P12"/>
      <text:p text:style-name="P11"><text:span text:style-name="T5">2)</text:span> Utiliza el ejemplo de “Paint” <text:span text:style-name="T17">C</text:span>ordova y <text:span text:style-name="T16">conviértelo</text:span> en una app de Escritorio para Linux y Windows usando Electron.</text:p>
      <text:p text:style-name="P12"/>
      <text:p text:style-name="P11"><text:span text:style-name="T5">2-Ampliación)</text:span> Investiga como <text:span text:style-name="T17">usar </text:span>Lectura/Escritura de ficheros en NodeJs,</text:p>
      <text:p text:style-name="P11">Aquí un ejemplo <text:a xlink:type="simple" xlink:href="https://en.proft.me/2016/03/20/how-read-and-write-file-nodejs/" text:style-name="Internet_20_link" text:visited-style-name="Visited_20_Internet_20_Link">https://en.proft.me/2016/03/20/how-read-and-write-file-nodejs/</text:a></text:p>
      <text:p text:style-name="P11"><text:span text:style-name="T16">P</text:span>odrías hacer que tu aplicación Electron incluyera un botón “Leer dibujo de midibujo.txt”, que <text:span text:style-name="T16">leería</text:span> de ese fichero el dibujo realizado (formato texto) y lo <text:span text:style-name="T16">plasmaría</text:span> en pantalla y otro botón “Guardar dibujo en midibujo.txt” que <text:span text:style-name="T16">guardaría</text:span> en ese fichero (formato texto) el contenido del dibujo actual.</text:p>
      <text:p text:style-name="P11">Podéis utilizar como formato del fichero txt un número para indicar que color tiene cada celda.</text:p>
      <text:p text:style-name="P13">Comparte tus dudas y resultados en el for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464785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3" text:name="NumeroTema"/>
          <text:user-field-decl office:value-type="string" office:string-value="Cordova y Electro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3</text:user-field-get></text:span><text:span text:style-name="MT1">. </text:span><text:span text:style-name="MT1"><text:user-field-get text:name="Tema">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13M16S</meta:editing-duration>
    <meta:editing-cycles>38</meta:editing-cycles>
    <meta:generator>LibreOffice/6.3.2.2$Linux_X86_64 LibreOffice_project/30$Build-2</meta:generator>
    <dc:title>Plantilla CEED</dc:title>
    <dc:date>2019-10-14T18:02:57.680239062</dc:date>
    <meta:document-statistic meta:table-count="0" meta:image-count="2" meta:object-count="0" meta:page-count="3" meta:paragraph-count="35" meta:word-count="293" meta:character-count="2009" meta:non-whitespace-character-count="1727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